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a04" officeooo:paragraph-rsid="000bba04"/>
    </style:style>
    <style:style style:name="P2" style:family="paragraph" style:parent-style-name="Standard">
      <style:text-properties officeooo:rsid="000c46fc" officeooo:paragraph-rsid="000c46fc"/>
    </style:style>
    <style:style style:name="P3" style:family="paragraph" style:parent-style-name="Standard">
      <style:text-properties officeooo:rsid="000e1d67" officeooo:paragraph-rsid="000e1d67"/>
    </style:style>
    <style:style style:name="P4" style:family="paragraph" style:parent-style-name="Standard">
      <style:text-properties officeooo:rsid="000fb52f" officeooo:paragraph-rsid="000fb52f"/>
    </style:style>
    <style:style style:name="P5" style:family="paragraph" style:parent-style-name="Standard">
      <style:paragraph-properties fo:text-align="start" style:justify-single-word="false"/>
      <style:text-properties officeooo:rsid="000fb52f" officeooo:paragraph-rsid="001920a9"/>
    </style:style>
    <style:style style:name="P6" style:family="paragraph" style:parent-style-name="Standard">
      <style:text-properties officeooo:rsid="0015a73b" officeooo:paragraph-rsid="0015a73b"/>
    </style:style>
    <style:style style:name="P7" style:family="paragraph" style:parent-style-name="Standard">
      <style:text-properties officeooo:rsid="00169df3" officeooo:paragraph-rsid="00169df3"/>
    </style:style>
    <style:style style:name="P8" style:family="paragraph" style:parent-style-name="Standard">
      <style:text-properties officeooo:rsid="0010a37b" officeooo:paragraph-rsid="001920a9"/>
    </style:style>
    <style:style style:name="P9" style:family="paragraph" style:parent-style-name="Standard">
      <style:text-properties style:text-underline-style="solid" style:text-underline-width="auto" style:text-underline-color="font-color" officeooo:rsid="000bba04" officeooo:paragraph-rsid="000bba04"/>
    </style:style>
    <style:style style:name="P10" style:family="paragraph" style:parent-style-name="Standard">
      <style:text-properties officeooo:rsid="00169df3" officeooo:paragraph-rsid="00169df3"/>
    </style:style>
    <style:style style:name="T1" style:family="text">
      <style:text-properties officeooo:rsid="000c46fc"/>
    </style:style>
    <style:style style:name="T2" style:family="text">
      <style:text-properties officeooo:rsid="000e1d67"/>
    </style:style>
    <style:style style:name="T3" style:family="text">
      <style:text-properties officeooo:rsid="000fb52f"/>
    </style:style>
    <style:style style:name="T4" style:family="text">
      <style:text-properties officeooo:rsid="0010a37b"/>
    </style:style>
    <style:style style:name="T5" style:family="text">
      <style:text-properties officeooo:rsid="00167063"/>
    </style:style>
    <style:style style:name="T6" style:family="text">
      <style:text-properties officeooo:rsid="00187f1a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 soja en Argentina</text:p>
      <text:p text:style-name="P1"/>
      <text:p text:style-name="P1"><text:span text:style-name="T7">Definition : </text:span>La soya est una especie de la familia Fabaceae (como el trebol)</text:p>
      <text:p text:style-name="P1">La soya es cultivida por sus granos que tienen eceite y proteina.</text:p>
      <text:p text:style-name="P1">La soya se utiliza en la alimentación humana, la alimentación animal y con los aves.</text:p>
      <text:p text:style-name="P1"/>
      <text:p text:style-name="P1">Porque es un fabaceae, la planta fija el nitrógeno en el suelo y contribu<text:span text:style-name="T1">ye a la fertilización de los cultivos siguientes.</text:span></text:p>
      <text:p text:style-name="P2">El nitrógeno es myu importante en en el desarrollo de la plante con la fabricación de nuevas protéinas por la planta.</text:p>
      <text:p text:style-name="P2"/>
      <text:p text:style-name="P2">En argentina, la soya OGM (organismo genéticamente modificado) es un cultivo muy importante <text:span text:style-name="T2">porque la soya OGM repesenta</text:span> <text:span text:style-name="T2">cincuenta por cientos de la área del territorio en Sudamérica.</text:span></text:p>
      <text:p text:style-name="P2"/>
      <text:p text:style-name="P3">La soya OGM fue introducido en 1996 (mil novecientos noventa y seis) con ningun debato en <text:span text:style-name="T3">A</text:span>rgentina. El pais cultiva la mitad de <text:span text:style-name="T3">su</text:span>s terrios en soya <text:span text:style-name="T3">OGM y la quasi-totalidad de la soya viene de Monsanto porque la compañía fabrica la soya OGM y las pesticidas con glyphosate. La soya résiste a estas pesticidas (RoundUp Ready)</text:span></text:p>
      <text:p text:style-name="P3"/>
      <text:p text:style-name="P5">La utilizacion intensiva de Glyphosate <text:span text:style-name="T4">(RR) cada años </text:span>en los cultivos ha <text:span text:style-name="T4">ocasionado el desarrollo de nuevas plantas fuertes a esta pesticida y por lo tanto, problemos con el entorno en Argentina. Las malas hierbas crean un desequilibro ecológica muy importante.</text:span></text:p>
      <text:p text:style-name="P8">La pesticida ha envenenado el suelo, les ríos alrededor y los humanos vivientes cerca de los cultivos de soya.</text:p>
      <text:p text:style-name="P4"/>
      <text:p text:style-name="P6">La ventaja de la utilización de las semillas OGM facilita la utilización de <text:span text:style-name="T5">ma técnica de no-labranza y de sembrado directo por lo tanto menos personnas en la granja </text:span></text:p>
      <text:p text:style-name="P6"/>
      <text:p text:style-name="P7">Pero, las pesticidas hacen daños colaterales en el entorno. <text:span text:style-name="T6">El monocultivo de soya genera problemas en el suelo como la érosión y la degradación del suelo y tambien la fertilidad a largo plazo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8:55:39.586920294</meta:creation-date>
    <dc:date>2018-05-16T13:21:22.965777312</dc:date>
    <meta:editing-duration>PT39M54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1" meta:paragraph-count="12" meta:word-count="294" meta:character-count="1722" meta:non-whitespace-character-count="1439"/>
  </office:meta>
</office:document-meta>
</file>